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625in" table:align="left"/>
    </style:style>
    <style:style style:name="Table1.A" style:family="table-column">
      <style:table-column-properties style:column-width="2.6458in"/>
    </style:style>
    <style:style style:name="Table1.B" style:family="table-column">
      <style:table-column-properties style:column-width="0.979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3.625in" table:align="left"/>
    </style:style>
    <style:style style:name="Table2.A" style:family="table-column">
      <style:table-column-properties style:column-width="2.6458in"/>
    </style:style>
    <style:style style:name="Table2.B" style:family="table-column">
      <style:table-column-properties style:column-width="0.9792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0ab9a4" officeooo:paragraph-rsid="000ab9a4"/>
    </style:style>
    <style:style style:name="P2" style:family="paragraph" style:parent-style-name="Text_20_body">
      <style:paragraph-properties style:writing-mode="lr-tb"/>
      <style:text-properties officeooo:rsid="000ab9a4" officeooo:paragraph-rsid="000ab9a4"/>
    </style:style>
    <style:style style:name="P3" style:family="paragraph" style:parent-style-name="Text_20_body">
      <style:text-properties officeooo:rsid="00106f74" officeooo:paragraph-rsid="00106f74"/>
    </style:style>
    <style:style style:name="P4" style:family="paragraph" style:parent-style-name="Table_20_Contents">
      <style:text-properties style:font-name="FreeMono" fo:font-size="14pt" officeooo:rsid="00106f74" officeooo:paragraph-rsid="00106f74" style:font-name-complex="FreeMono" style:font-size-complex="14pt"/>
    </style:style>
    <style:style style:name="P5" style:family="paragraph" style:parent-style-name="Text_20_body">
      <style:text-properties officeooo:rsid="000d772d" officeooo:paragraph-rsid="000d772d"/>
    </style:style>
    <style:style style:name="P6" style:family="paragraph" style:parent-style-name="Text_20_body">
      <style:text-properties officeooo:rsid="000efbf8" officeooo:paragraph-rsid="000efbf8"/>
    </style:style>
    <style:style style:name="P7" style:family="paragraph" style:parent-style-name="Heading_20_2">
      <style:text-properties officeooo:rsid="000ab9a4" officeooo:paragraph-rsid="000ab9a4"/>
    </style:style>
    <style:style style:name="P8" style:family="paragraph" style:parent-style-name="Heading_20_2">
      <style:text-properties officeooo:rsid="001409bf" officeooo:paragraph-rsid="001409bf"/>
    </style:style>
    <style:style style:name="P9" style:family="paragraph" style:parent-style-name="Table_20_Contents">
      <style:paragraph-properties fo:text-align="center" style:justify-single-word="false"/>
      <style:text-properties style:font-name="FreeMono" fo:font-size="14pt" style:font-name-complex="FreeMono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FreeMono" fo:font-size="14pt" officeooo:paragraph-rsid="001409bf" style:font-name-complex="FreeMono" style:font-size-complex="14pt"/>
    </style:style>
    <style:style style:name="P11" style:family="paragraph" style:parent-style-name="Table_20_Contents">
      <style:text-properties style:font-name="FreeMono" fo:font-size="14pt" officeooo:rsid="00106f74" officeooo:paragraph-rsid="001409bf" style:font-name-complex="FreeMono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FreeMono" fo:font-size="14pt" officeooo:rsid="0011bee4" officeooo:paragraph-rsid="0011bee4" style:font-name-complex="FreeMono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FreeMono" fo:font-size="14pt" officeooo:rsid="0011bee4" officeooo:paragraph-rsid="001409bf" style:font-name-complex="FreeMono" style:font-size-complex="14pt"/>
    </style:style>
    <style:style style:name="P14" style:family="paragraph" style:parent-style-name="Table_20_Contents">
      <style:text-properties style:font-name="FreeMono" fo:font-size="14pt" officeooo:rsid="0011bee4" officeooo:paragraph-rsid="0011bee4" style:font-name-complex="FreeMono" style:font-size-complex="14pt"/>
    </style:style>
    <style:style style:name="P15" style:family="paragraph" style:parent-style-name="Table_20_Contents">
      <style:text-properties style:font-name="FreeMono" fo:font-size="14pt" officeooo:rsid="0011bee4" officeooo:paragraph-rsid="001409bf" style:font-name-complex="FreeMono" style:font-size-complex="14pt"/>
    </style:style>
    <style:style style:name="P16" style:family="paragraph" style:parent-style-name="Text_20_body" style:list-style-name="L1">
      <style:text-properties officeooo:rsid="000d772d" officeooo:paragraph-rsid="000d772d"/>
    </style:style>
    <style:style style:name="P17" style:family="paragraph" style:parent-style-name="Text_20_body">
      <style:text-properties officeooo:rsid="00106f74" officeooo:paragraph-rsid="00106f74"/>
    </style:style>
    <style:style style:name="P18" style:family="paragraph" style:parent-style-name="Text_20_body">
      <style:text-properties officeooo:rsid="00106f74" officeooo:paragraph-rsid="001409bf"/>
    </style:style>
    <style:style style:name="P19" style:family="paragraph" style:parent-style-name="Text_20_body">
      <style:text-properties officeooo:rsid="0011bee4" officeooo:paragraph-rsid="0011bee4"/>
    </style:style>
    <style:style style:name="P20" style:family="paragraph" style:parent-style-name="Text_20_body" style:list-style-name="L2">
      <style:text-properties officeooo:rsid="0011bee4" officeooo:paragraph-rsid="0011bee4"/>
    </style:style>
    <style:style style:name="P21" style:family="paragraph" style:parent-style-name="Text_20_body">
      <style:paragraph-properties style:writing-mode="lr-tb"/>
      <style:text-properties officeooo:rsid="001409bf" officeooo:paragraph-rsid="001409bf"/>
    </style:style>
    <style:style style:name="T1" style:family="text">
      <style:text-properties officeooo:rsid="000b7dca"/>
    </style:style>
    <style:style style:name="T2" style:family="text">
      <style:text-properties officeooo:rsid="000d772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officeooo:rsid="000d772d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51834" style:font-style-asian="italic" style:font-style-complex="italic"/>
    </style:style>
    <style:style style:name="T7" style:family="text">
      <style:text-properties officeooo:rsid="000efbf8"/>
    </style:style>
    <style:style style:name="T8" style:family="text">
      <style:text-properties officeooo:rsid="00106f74"/>
    </style:style>
    <style:style style:name="T9" style:family="text">
      <style:text-properties officeooo:rsid="001409bf"/>
    </style:style>
    <style:style style:name="T10" style:family="text">
      <style:text-properties officeooo:rsid="0015183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Описание скрипта</text:h>
      <text:p text:style-name="P1">Определены три функции, из которых используются две:</text:p>
      <text:p text:style-name="P2"><text:span text:style-name="T3">hsm()</text:span> - авторизирует доступ к <text:span text:style-name="T2">MiniHSM </text:span>через pkcs11-tool <text:span text:style-name="T1">и ожидает </text:span>дополнительные аргументы для обработки.</text:p>
      <text:p text:style-name="P1"><text:span text:style-name="T3">openssl-pkcs11()</text:span> - <text:span text:style-name="T1">присваивает переменной окружения </text:span><text:span text:style-name="T4">OPENSSL_CONF</text:span><text:span text:style-name="T2"> </text:span><text:span text:style-name="T1">путь до конфиг-файла openssl, а затем вызывает его и ожидает дополнительные аргументы.</text:span></text:p>
      <text:p text:style-name="P1"/>
      <text:p text:style-name="P5">Далее выполняется <text:span text:style-name="T7">нижеследующий </text:span>сценарий:</text:p>
      <text:list text:style-name="L1">
        <text:list-item>
          <text:p text:style-name="P16"><text:s/><text:span text:style-name="T7">Г</text:span>енерация ключевой пары.</text:p>
        </text:list-item>
        <text:list-item>
          <text:p text:style-name="P16"><text:s/><text:span text:style-name="T7">Г</text:span>енерация CSR-файла (Certificate Signing Request). Для справки: используется CA для создания сертификата SSL/TLS.</text:p>
        </text:list-item>
        <text:list-item>
          <text:p text:style-name="P16"><text:s/><text:span text:style-name="T7">Генерация сертификата.</text:span></text:p>
        </text:list-item>
        <text:list-item>
          <text:p text:style-name="P16"><text:s/><text:span text:style-name="T7">Конвертировать сертификат в форматы DER и TXT.</text:span></text:p>
        </text:list-item>
        <text:list-item>
          <text:p text:style-name="P16"><text:s/>Сохранить в <text:span text:style-name="T7">MiniHSM сертификат в формате DER.</text:span></text:p>
        </text:list-item>
      </text:list>
      <text:p text:style-name="P6">Выполняется он трижды: для CI (Continuous integration), DBAuth <text:span text:style-name="T8">и Dppb.</text:span></text:p>
      <text:p text:style-name="P6"/>
      <text:h text:style-name="P8" text:outline-level="2">Что нужно от MiniHSM</text:h>
      <text:p text:style-name="P3">Для успешной отработки сценариев со стороны модуля MiniHSM необходима поддержка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Логирование по паролю</text:p>
          </table:table-cell>
          <table:table-cell table:style-name="Table1.B1" office:value-type="string">
            <text:p text:style-name="P12">+</text:p>
          </table:table-cell>
        </table:table-row>
        <table:table-row>
          <table:table-cell table:style-name="Table1.A2" office:value-type="string">
            <text:p text:style-name="P14">Генерация ключевых пар</text:p>
          </table:table-cell>
          <table:table-cell table:style-name="Table1.B2" office:value-type="string">
            <text:p text:style-name="P9">-</text:p>
          </table:table-cell>
        </table:table-row>
        <table:table-row>
          <table:table-cell table:style-name="Table1.A2" office:value-type="string">
            <text:p text:style-name="P14">Запись файлов</text:p>
          </table:table-cell>
          <table:table-cell table:style-name="Table1.B2" office:value-type="string">
            <text:p text:style-name="P9">-</text:p>
          </table:table-cell>
        </table:table-row>
        <table:table-row>
          <table:table-cell table:style-name="Table1.A2" office:value-type="string">
            <text:p text:style-name="P14">Чтение файлов</text:p>
          </table:table-cell>
          <table:table-cell table:style-name="Table1.B2" office:value-type="string">
            <text:p text:style-name="P9">-</text:p>
          </table:table-cell>
        </table:table-row>
      </table:table>
      <text:p text:style-name="P3"/>
      <text:p text:style-name="P19">Процедура генерации ключевых пар на самом деле уже реализована, однако выполняется лишь единожды на этапе инициализации.</text:p>
      <text:p text:style-name="P19">Необходимо посмотреть в ISO 7816-4/8 стандартное описание и реализовать как отдельную функцию, доступ к которой лишь по авторизации по ПИНу.</text:p>
      <text:p text:style-name="P19"/>
      <text:p text:style-name="P19"><text:soft-page-break/>Поддержка чтения/записи во flash отсутствует. Для успешной работы механизма потребуются:</text:p>
      <text:list text:style-name="L2">
        <text:list-item>
          <text:p text:style-name="P20">файловай система (ISO7816-4)</text:p>
        </text:list-item>
        <text:list-item>
          <text:p text:style-name="P20">command chaining (ISO7816-4)</text:p>
        </text:list-item>
      </text:list>
      <text:p text:style-name="P19"/>
      <text:h text:style-name="P8" text:outline-level="2">Что нужно от libcrytokey.so</text:h>
      <text:p text:style-name="P18">Для успешной отработки сценариев со стороны модуля <text:span text:style-name="T9">libcryptokey.so</text:span> необходима поддержка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Логирование по <text:span text:style-name="T9">ПИНу</text:span></text:p>
          </table:table-cell>
          <table:table-cell table:style-name="Table2.B1" office:value-type="string">
            <text:p text:style-name="P13">-</text:p>
          </table:table-cell>
        </table:table-row>
        <table:table-row>
          <table:table-cell table:style-name="Table2.A2" office:value-type="string">
            <text:p text:style-name="P15">Генерация ключевых пар</text:p>
          </table:table-cell>
          <table:table-cell table:style-name="Table2.B2" office:value-type="string">
            <text:p text:style-name="P10">-</text:p>
          </table:table-cell>
        </table:table-row>
        <table:table-row>
          <table:table-cell table:style-name="Table2.A2" office:value-type="string">
            <text:p text:style-name="P15">Запись файлов</text:p>
          </table:table-cell>
          <table:table-cell table:style-name="Table2.B2" office:value-type="string">
            <text:p text:style-name="P10">-</text:p>
          </table:table-cell>
        </table:table-row>
        <table:table-row>
          <table:table-cell table:style-name="Table2.A2" office:value-type="string">
            <text:p text:style-name="P15">Чтение файлов</text:p>
          </table:table-cell>
          <table:table-cell table:style-name="Table2.B2" office:value-type="string">
            <text:p text:style-name="P10">-</text:p>
          </table:table-cell>
        </table:table-row>
      </table:table>
      <text:p text:style-name="P18"/>
      <text:p text:style-name="P21">За логирование отвечает связка <text:span text:style-name="T5">C_Login/Logout()</text:span>, за генерацию ключей <text:span text:style-name="T6">C_GenerateKeyPair()</text:span><text:span text:style-name="T10"> и запись сертификата – </text:span><text:span text:style-name="T5">C_CreateObject().</text:span></text:p>
      <text:p text:style-name="P21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FreeMono" fo:font-family="FreeMono" style:font-style-name="Regular" style:font-family-generic="modern" style:font-pitch="fixed" fo:font-size="14pt" style:font-name-complex="FreeMono" style:font-family-complex="FreeMono" style:font-style-name-complex="Regular" style:font-family-generic-complex="modern" style:font-pitch-complex="fixed" style:font-size-complex="14pt" style:language-complex="ar" style:country-complex="A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>
        <style:tab-stops/>
      </style:paragraph-properties>
      <style:text-properties style:font-name="FreeMono" fo:font-family="FreeMono" style:font-style-name="Regular" style:font-family-generic="modern" style:font-pitch="fixed" fo:font-size="16pt" fo:font-weight="normal" style:font-size-asian="16pt" style:font-weight-asian="bold" style:font-name-complex="FreeMono" style:font-family-complex="FreeMono" style:font-style-name-complex="Regular" style:font-family-generic-complex="modern" style:font-pitch-complex="fixed" style:font-size-complex="16pt" style:language-complex="ar" style:country-complex="AE" style:font-weight-complex="normal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/>
      <style:text-properties style:font-name="FreeMono" fo:font-family="FreeMono" style:font-style-name="Regular" style:font-family-generic="modern" style:font-pitch="fixed" fo:font-size="14pt" style:font-name-complex="FreeMono" style:font-family-complex="FreeMono" style:font-style-name-complex="Regular" style:font-family-generic-complex="modern" style:font-pitch-complex="fixed" style:font-size-complex="14pt" style:language-complex="ar" style:country-complex="A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6T14:47:28.530023628</meta:creation-date>
    <dc:date>2025-09-06T16:20:36.634098377</dc:date>
    <meta:editing-duration>PT44M39S</meta:editing-duration>
    <meta:editing-cycles>5</meta:editing-cycles>
    <meta:generator>LibreOffice/24.2.7.2$Linux_X86_64 LibreOffice_project/420$Build-2</meta:generator>
    <meta:document-statistic meta:table-count="2" meta:image-count="0" meta:object-count="0" meta:page-count="2" meta:paragraph-count="37" meta:word-count="215" meta:character-count="1594" meta:non-whitespace-character-count="1417"/>
  </office:meta>
</office:document-meta>
</file>